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]/[.B2]" office:value-type="float" office:value="0.333333333333333" calcext:value-type="float">
            <text:p>0.333333333333333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]/[.B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]/[.B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]/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]/[.B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]/[.B1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]/[.B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2]/[.B1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5]/[.B1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7]/[.B1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8]/[.B1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1]/[.B2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22]/[.B22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3]/[.B2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5]/[.B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6]/[.B2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8]/[.B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9]/[.B29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30]/[.B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1]/[.B31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2]/[.B3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3]/[.B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4]/[.B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5]/[.B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6]/[.B3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37]/[.B3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]/[.B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9]/[.B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1]/[.B4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2]/[.B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3]/[.B4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4]/[.B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5]/[.B4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6]/[.B4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8]/[.B4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9]/[.B4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51]/[.B5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2]/[.B5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3]/[.B5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4]/[.B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5]/[.B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8]/[.B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9]/[.B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0]/[.B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1]/[.B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2]/[.B6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3]/[.B63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5]/[.B6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6]/[.B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7]/[.B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8]/[.B6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0]/[.B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71]/[.B71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2]/[.B7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3]/[.B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4]/[.B74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/[.B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76]/[.B7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7]/[.B7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9]/[.B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2]/[.B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4]/[.B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5]/[.B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6]/[.B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8]/[.B8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9]/[.B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0]/[.B9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1]/[.B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2]/[.B9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3]/[.B9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5]/[.B9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6]/[.B96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7]/[.B9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8]/[.B9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9]/[.B9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0]/[.B10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1]/[.B1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02]/[.B10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3]/[.B10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04]/[.B104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06]/[.B106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07]/[.B107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8]/[.B10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1]/[.B1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]/[.B1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]/[.B1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6]/[.B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7]/[.B11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8]/[.B11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]/[.B1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3]/[.B1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4]/[.B1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6]/[.B12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]/[.B12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30]/[.B1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31]/[.B13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4]/[.B1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35]/[.B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6]/[.B13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8]/[.B1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9]/[.B13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40]/[.B1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42]/[.B14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143]/[.B143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44]/[.B14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46]/[.B146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47]/[.B1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48]/[.B14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49]/[.B1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51]/[.B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52]/[.B15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5]/[.B1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56]/[.B1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57]/[.B1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58]/[.B15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59]/[.B1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60]/[.B16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61]/[.B16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63]/[.B16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64]/[.B16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7]/[.B1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68]/[.B16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69]/[.B1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72]/[.B17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73]/[.B1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74]/[.B17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75]/[.B17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76]/[.B17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78]/[.B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79]/[.B17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80]/[.B1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81]/[.B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82]/[.B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84]/[.B1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85]/[.B18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86]/[.B186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88]/[.B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89]/[.B1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90]/[.B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91]/[.B1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92]/[.B1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93]/[.B1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95]/[.B19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96]/[.B19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7]/[.B19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98]/[.B19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01]/[.B2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02]/[.B2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04]/[.B20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05]/[.B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206]/[.B206]" office:value-type="float" office:value="0.107142857142857" calcext:value-type="float">
            <text:p>0.1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07]/[.B20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08]/[.B20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10]/[.B2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14]/[.B21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15]/[.B215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16]/[.B21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17]/[.B21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18]/[.B21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219]/[.B21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20]/[.B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222]/[.B22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23]/[.B2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224]/[.B22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25]/[.B22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26]/[.B2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8]/[.B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29]/[.B2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34]/[.B2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36]/[.B23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37]/[.B2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8]/[.B23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9]/[.B23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0]/[.B24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42]/[.B2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43]/[.B24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45]/[.B24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6]/[.B2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48]/[.B24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49]/[.B2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50]/[.B25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51]/[.B25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2]/[.B25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253]/[.B2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4]/[.B25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55]/[.B2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56]/[.B2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57]/[.B25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58]/[.B25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9]/[.B2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60]/[.B2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61]/[.B26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2]/[.B26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3]/[.B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65]/[.B2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7]/[.B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268]/[.B2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70]/[.B2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71]/[.B27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72]/[.B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73]/[.B27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74]/[.B274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5]/[.B2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76]/[.B2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277]/[.B277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78]/[.B27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79]/[.B2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1]/[.B28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3]/[.B28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5]/[.B2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90]/[.B29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92]/[.B29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4]/[.B2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95]/[.B29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97]/[.B29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D299]/[.B299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03]/[.B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04]/[.B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305]/[.B305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06]/[.B30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07]/[.B3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308]/[.B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09]/[.B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10]/[.B31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11]/[.B311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12]/[.B3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13]/[.B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14]/[.B3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5]/[.B3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16]/[.B31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18]/[.B31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19]/[.B31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0]/[.B32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23]/[.B32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25]/[.B3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26]/[.B32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27]/[.B32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28]/[.B3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29]/[.B32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330]/[.B33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32]/[.B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334]/[.B3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36]/[.B3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7]/[.B33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38]/[.B3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339]/[.B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42]/[.B34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43]/[.B3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4]/[.B34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46]/[.B346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47]/[.B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48]/[.B34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49]/[.B3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50]/[.B35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51]/[.B3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53]/[.B3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54]/[.B3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55]/[.B35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57]/[.B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8]/[.B35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9]/[.B35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61]/[.B36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62]/[.B3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63]/[.B36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64]/[.B36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65]/[.B3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66]/[.B36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67]/[.B367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68]/[.B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69]/[.B3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0]/[.B3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71]/[.B37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73]/[.B3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74]/[.B37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75]/[.B37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76]/[.B37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7]/[.B3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78]/[.B37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1]/[.B38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2]/[.B3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3]/[.B38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4]/[.B38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85]/[.B385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6]/[.B3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7]/[.B3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88]/[.B388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89]/[.B38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90]/[.B39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91]/[.B39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92]/[.B39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94]/[.B39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95]/[.B39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96]/[.B39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97]/[.B3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98]/[.B39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9]/[.B39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0]/[.B4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02]/[.B40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05]/[.B40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06]/[.B4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07]/[.B4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08]/[.B40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09]/[.B40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410]/[.B4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11]/[.B41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12]/[.B41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13]/[.B4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14]/[.B41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16]/[.B41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17]/[.B41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18]/[.B41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19]/[.B41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20]/[.B42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1]/[.B42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422]/[.B422]" office:value-type="float" office:value="0.407407407407407" calcext:value-type="float">
            <text:p>0.4074074074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3]/[.B4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24]/[.B4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5]/[.B4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26]/[.B4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27]/[.B4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9]/[.B42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30]/[.B4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31]/[.B43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32]/[.B43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33]/[.B43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34]/[.B43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35]/[.B43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37]/[.B43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38]/[.B43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39]/[.B4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40]/[.B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41]/[.B44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42]/[.B4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3]/[.B4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44]/[.B44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445]/[.B44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49]/[.B44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50]/[.B45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451]/[.B451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52]/[.B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53]/[.B4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454]/[.B4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55]/[.B4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6]/[.B45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57]/[.B4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458]/[.B458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59]/[.B4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60]/[.B46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61]/[.B46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62]/[.B46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63]/[.B46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64]/[.B46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65]/[.B46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466]/[.B46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467]/[.B467]" office:value-type="float" office:value="0.172413793103448" calcext:value-type="float">
            <text:p>0.17241379310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69]/[.B46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70]/[.B47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71]/[.B47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2]/[.B47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473]/[.B47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74]/[.B474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5]/[.B4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76]/[.B47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77]/[.B47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78]/[.B4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79]/[.B479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80]/[.B48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81]/[.B48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82]/[.B48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3]/[.B4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84]/[.B4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85]/[.B48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87]/[.B48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489]/[.B48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90]/[.B49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92]/[.B49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493]/[.B493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94]/[.B4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96]/[.B49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97]/[.B49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98]/[.B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99]/[.B4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00]/[.B50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01]/[.B5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02]/[.B50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03]/[.B503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04]/[.B504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05]/[.B50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506]/[.B5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7]/[.B5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08]/[.B5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09]/[.B50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510]/[.B5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11]/[.B51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13]/[.B51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4]/[.B5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15]/[.B51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16]/[.B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17]/[.B51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18]/[.B5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9]/[.B5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0]/[.B5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1]/[.B5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2]/[.B52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3]/[.B5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4]/[.B52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25]/[.B52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526]/[.B52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27]/[.B527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28]/[.B52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30]/[.B53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31]/[.B5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532]/[.B5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35]/[.B53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36]/[.B53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37]/[.B53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41]/[.B541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42]/[.B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43]/[.B54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4]/[.B54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545]/[.B5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46]/[.B54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47]/[.B5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48]/[.B54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50]/[.B55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D551]/[.B551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552]/[.B552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3]/[.B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54]/[.B55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555]/[.B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56]/[.B55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57]/[.B5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558]/[.B5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9]/[.B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60]/[.B56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61]/[.B561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562]/[.B56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63]/[.B56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565]/[.B56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566]/[.B56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67]/[.B5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69]/[.B5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70]/[.B57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72]/[.B57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73]/[.B57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74]/[.B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75]/[.B57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76]/[.B57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7]/[.B57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78]/[.B5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80]/[.B5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81]/[.B581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582]/[.B582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83]/[.B58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84]/[.B58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86]/[.B58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7]/[.B5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88]/[.B58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89]/[.B5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590]/[.B59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1]/[.B5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92]/[.B5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93]/[.B59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94]/[.B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95]/[.B59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96]/[.B59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97]/[.B59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598]/[.B59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99]/[.B59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D600]/[.B600]" office:value-type="float" office:value="0.321428571428571" calcext:value-type="float">
            <text:p>0.32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01]/[.B60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602]/[.B6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603]/[.B603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05]/[.B6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06]/[.B6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607]/[.B607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08]/[.B60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09]/[.B6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11]/[.B61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2]/[.B6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13]/[.B61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14]/[.B61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615]/[.B6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16]/[.B61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17]/[.B61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18]/[.B6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20]/[.B6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21]/[.B6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22]/[.B62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D623]/[.B62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24]/[.B62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25]/[.B6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26]/[.B62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27]/[.B62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28]/[.B62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29]/[.B6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30]/[.B63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31]/[.B6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32]/[.B6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633]/[.B63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34]/[.B63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635]/[.B63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36]/[.B63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37]/[.B63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38]/[.B63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39]/[.B63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640]/[.B640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641]/[.B64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42]/[.B64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43]/[.B64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44]/[.B64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45]/[.B6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6]/[.B646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7]/[.B6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48]/[.B64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49]/[.B64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50]/[.B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51]/[.B6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52]/[.B65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53]/[.B6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54]/[.B6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55]/[.B65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6]/[.B65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57]/[.B65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658]/[.B658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59]/[.B6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60]/[.B66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61]/[.B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62]/[.B66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63]/[.B66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64]/[.B66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65]/[.B6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66]/[.B6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67]/[.B6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68]/[.B6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69]/[.B66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70]/[.B6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71]/[.B67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72]/[.B67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673]/[.B67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74]/[.B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75]/[.B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676]/[.B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77]/[.B67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8]/[.B67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9]/[.B6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80]/[.B68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681]/[.B68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83]/[.B68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84]/[.B6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85]/[.B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86]/[.B68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687]/[.B68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88]/[.B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89]/[.B6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690]/[.B690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2]/[.B6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93]/[.B6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695]/[.B6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696]/[.B69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697]/[.B69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98]/[.B69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701]/[.B701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702]/[.B70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03]/[.B70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04]/[.B70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05]/[.B7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06]/[.B7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07]/[.B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8]/[.B7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10]/[.B7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712]/[.B712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13]/[.B7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14]/[.B7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716]/[.B71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18]/[.B71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719]/[.B71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20]/[.B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22]/[.B72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723]/[.B723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4]/[.B7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25]/[.B7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26]/[.B72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27]/[.B72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28]/[.B72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29]/[.B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730]/[.B730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1]/[.B7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32]/[.B73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34]/[.B73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735]/[.B735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36]/[.B7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7]/[.B7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38]/[.B73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39]/[.B73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40]/[.B74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1]/[.B74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42]/[.B74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43]/[.B7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44]/[.B74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5]/[.B74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6]/[.B7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47]/[.B7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48]/[.B74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49]/[.B74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50]/[.B75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751]/[.B75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753]/[.B75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754]/[.B75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55]/[.B75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56]/[.B75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57]/[.B75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58]/[.B75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59]/[.B75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60]/[.B76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61]/[.B7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62]/[.B76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63]/[.B76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765]/[.B76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766]/[.B76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67]/[.B76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768]/[.B76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769]/[.B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70]/[.B7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771]/[.B77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72]/[.B77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73]/[.B7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774]/[.B7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75]/[.B77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76]/[.B77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77]/[.B77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78]/[.B77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79]/[.B77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80]/[.B78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781]/[.B7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782]/[.B78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83]/[.B78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84]/[.B78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86]/[.B78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87]/[.B78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788]/[.B78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89]/[.B78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0]/[.B79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791]/[.B79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792]/[.B79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93]/[.B79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94]/[.B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795]/[.B795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96]/[.B79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797]/[.B7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98]/[.B79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799]/[.B7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800]/[.B80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01]/[.B80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803]/[.B8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04]/[.B80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05]/[.B80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06]/[.B8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807]/[.B80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08]/[.B8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09]/[.B80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810]/[.B810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11]/[.B8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2]/[.B81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13]/[.B8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14]/[.B81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5]/[.B81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16]/[.B81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17]/[.B81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19]/[.B81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20]/[.B82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21]/[.B82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22]/[.B8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23]/[.B8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24]/[.B8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25]/[.B8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26]/[.B8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27]/[.B8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28]/[.B82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829]/[.B82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30]/[.B83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31]/[.B83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32]/[.B83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833]/[.B833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834]/[.B834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35]/[.B83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37]/[.B8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38]/[.B83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40]/[.B8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41]/[.B84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42]/[.B8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44]/[.B84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45]/[.B8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846]/[.B84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47]/[.B8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48]/[.B84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50]/[.B8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1]/[.B85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852]/[.B8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3]/[.B85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4]/[.B8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55]/[.B8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57]/[.B8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58]/[.B85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9]/[.B85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61]/[.B8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62]/[.B86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63]/[.B8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864]/[.B86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65]/[.B8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66]/[.B8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867]/[.B867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68]/[.B8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69]/[.B86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70]/[.B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71]/[.B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72]/[.B87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75]/[.B87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76]/[.B87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78]/[.B8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79]/[.B87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80]/[.B8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1]/[.B88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82]/[.B8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883]/[.B88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4]/[.B8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85]/[.B88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886]/[.B8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887]/[.B88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888]/[.B88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89]/[.B8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0]/[.B89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891]/[.B891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92]/[.B8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893]/[.B893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4]/[.B8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895]/[.B895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896]/[.B89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898]/[.B8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899]/[.B89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00]/[.B90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01]/[.B90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2]/[.B90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904]/[.B904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05]/[.B90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6]/[.B9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07]/[.B9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908]/[.B90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09]/[.B90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910]/[.B9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911]/[.B91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12]/[.B912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13]/[.B91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14]/[.B9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15]/[.B9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916]/[.B9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917]/[.B917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918]/[.B91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19]/[.B91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21]/[.B92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22]/[.B9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23]/[.B92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24]/[.B92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25]/[.B92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26]/[.B9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927]/[.B927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28]/[.B92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29]/[.B9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30]/[.B93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31]/[.B93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2]/[.B9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933]/[.B93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934]/[.B93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35]/[.B93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936]/[.B93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37]/[.B9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38]/[.B9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39]/[.B939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940]/[.B94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41]/[.B94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42]/[.B94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943]/[.B94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45]/[.B94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46]/[.B94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47]/[.B94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48]/[.B9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949]/[.B94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950]/[.B95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51]/[.B9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952]/[.B95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55]/[.B95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56]/[.B9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957]/[.B9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58]/[.B95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59]/[.B9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60]/[.B96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61]/[.B96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962]/[.B9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963]/[.B963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64]/[.B96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65]/[.B96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6]/[.B96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67]/[.B9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9]/[.B96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970]/[.B97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71]/[.B97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972]/[.B97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73]/[.B97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74]/[.B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5]/[.B97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976]/[.B9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77]/[.B97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78]/[.B97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979]/[.B97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80]/[.B9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981]/[.B9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83]/[.B98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85]/[.B98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87]/[.B9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88]/[.B98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989]/[.B9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90]/[.B99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91]/[.B99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92]/[.B9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93]/[.B99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94]/[.B9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95]/[.B99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996]/[.B99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97]/[.B99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98]/[.B99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9]/[.B99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00]/[.B10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001]/[.B10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02]/[.B100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1003]/[.B100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04]/[.B100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05]/[.B100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06]/[.B100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1007]/[.B1007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08]/[.B100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09]/[.B100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10]/[.B10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11]/[.B101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012]/[.B1012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13]/[.B10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014]/[.B1014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15]/[.B101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16]/[.B101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017]/[.B10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18]/[.B101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19]/[.B101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20]/[.B102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21]/[.B102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22]/[.B102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023]/[.B102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24]/[.B102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5]/[.B10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26]/[.B102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27]/[.B1027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28]/[.B10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29]/[.B10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30]/[.B103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31]/[.B10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033]/[.B103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34]/[.B10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35]/[.B10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037]/[.B103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039]/[.B103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040]/[.B10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41]/[.B10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42]/[.B104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43]/[.B10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44]/[.B104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45]/[.B10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46]/[.B10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47]/[.B10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D1048]/[.B1048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49]/[.B104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0]/[.B10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51]/[.B10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52]/[.B10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53]/[.B10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54]/[.B105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055]/[.B105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056]/[.B105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57]/[.B105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58]/[.B10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059]/[.B1059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60]/[.B106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1]/[.B10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062]/[.B10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63]/[.B106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5]/[.B106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66]/[.B106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7]/[.B106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8]/[.B106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69]/[.B10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70]/[.B107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71]/[.B107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72]/[.B107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073]/[.B107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74]/[.B107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5]/[.B10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77]/[.B107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80]/[.B108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081]/[.B108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083]/[.B10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85]/[.B108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86]/[.B108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1087]/[.B1087]" office:value-type="float" office:value="0.464285714285714" calcext:value-type="float">
            <text:p>0.46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88]/[.B108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89]/[.B10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090]/[.B109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91]/[.B10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092]/[.B10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93]/[.B109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94]/[.B1094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1095]/[.B1095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97]/[.B10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98]/[.B109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99]/[.B109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00]/[.B110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01]/[.B110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102]/[.B11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103]/[.B11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104]/[.B110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05]/[.B110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06]/[.B11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107]/[.B11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08]/[.B110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110]/[.B111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11]/[.B111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12]/[.B111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113]/[.B111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14]/[.B11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15]/[.B11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16]/[.B11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117]/[.B1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8]/[.B1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19]/[.B111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120]/[.B1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21]/[.B112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22]/[.B112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23]/[.B112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4]/[.B11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5]/[.B112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26]/[.B112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7]/[.B11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28]/[.B112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29]/[.B11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30]/[.B113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31]/[.B11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132]/[.B113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33]/[.B113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4]/[.B113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135]/[.B113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136]/[.B1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137]/[.B113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38]/[.B113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139]/[.B113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40]/[.B1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2]/[.B114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43]/[.B11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44]/[.B11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45]/[.B114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146]/[.B1146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7]/[.B114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148]/[.B114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49]/[.B11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50]/[.B11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51]/[.B11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52]/[.B115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3]/[.B115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54]/[.B11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5]/[.B11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D1156]/[.B11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57]/[.B115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158]/[.B115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159]/[.B11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1160]/[.B116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1]/[.B116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62]/[.B11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63]/[.B1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64]/[.B116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65]/[.B11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66]/[.B116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67]/[.B11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68]/[.B116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69]/[.B116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70]/[.B117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71]/[.B1171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72]/[.B117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73]/[.B117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174]/[.B117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75]/[.B11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76]/[.B11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77]/[.B117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78]/[.B117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179]/[.B1179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80]/[.B11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81]/[.B118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182]/[.B1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83]/[.B118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84]/[.B118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185]/[.B11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86]/[.B11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187]/[.B118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188]/[.B118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89]/[.B118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90]/[.B119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91]/[.B119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92]/[.B11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193]/[.B119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94]/[.B119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95]/[.B119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96]/[.B11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8]/[.B11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99]/[.B119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00]/[.B120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02]/[.B120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03]/[.B12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04]/[.B120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205]/[.B120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06]/[.B120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207]/[.B12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08]/[.B12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209]/[.B1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10]/[.B12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11]/[.B121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212]/[.B1212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13]/[.B121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14]/[.B12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15]/[.B1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216]/[.B121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18]/[.B121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20]/[.B1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1]/[.B12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22]/[.B122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3]/[.B122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224]/[.B12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225]/[.B122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26]/[.B122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27]/[.B122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8]/[.B122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29]/[.B12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30]/[.B12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31]/[.B12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32]/[.B12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33]/[.B123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35]/[.B123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36]/[.B12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37]/[.B1237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38]/[.B12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239]/[.B123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40]/[.B12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1]/[.B1241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1242]/[.B124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243]/[.B124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44]/[.B1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245]/[.B1245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46]/[.B124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1247]/[.B1247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48]/[.B124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49]/[.B12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250]/[.B125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51]/[.B125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252]/[.B125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53]/[.B125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254]/[.B125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5]/[.B125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56]/[.B12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57]/[.B125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58]/[.B125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59]/[.B125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60]/[.B126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261]/[.B1261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63]/[.B126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264]/[.B126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65]/[.B126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66]/[.B126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267]/[.B1267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68]/[.B126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70]/[.B12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71]/[.B12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72]/[.B127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73]/[.B12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4]/[.B12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275]/[.B1275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77]/[.B127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78]/[.B127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279]/[.B1279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280]/[.B1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81]/[.B128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82]/[.B128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283]/[.B128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84]/[.B12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285]/[.B128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86]/[.B128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87]/[.B128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88]/[.B128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89]/[.B12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90]/[.B129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291]/[.B129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1292]/[.B129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293]/[.B129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94]/[.B129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95]/[.B129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96]/[.B12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97]/[.B12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98]/[.B12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1299]/[.B12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300]/[.B130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01]/[.B130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303]/[.B130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304]/[.B130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05]/[.B130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06]/[.B130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307]/[.B13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308]/[.B130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09]/[.B1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1310]/[.B1310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311]/[.B1311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313]/[.B131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14]/[.B131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315]/[.B13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16]/[.B13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317]/[.B131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8]/[.B13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19]/[.B131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320]/[.B132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321]/[.B13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322]/[.B132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323]/[.B132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324]/[.B13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325]/[.B132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326]/[.B1326]" office:value-type="float" office:value="0.2" calcext:value-type="float">
            <text:p>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9:19:44.763602547</dc:date>
    <meta:editing-duration>PT27M22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